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enBitSetIterato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nBitSetIterato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enBitSetIterator.skipTo( int targ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OpenBitSetIterator.nextDoc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OpenBitSetIterator.OpenBitSetIterator( long [ ] bits , int numWor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penBitSetIterator.next( int from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OpenBitSetIterator.shif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nBitSetIterator.OpenBitSetIterator( OpenBitSet 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